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OpenSymbol" svg:font-family="OpenSymbol, 'Arial Unicode MS'"/>
    <style:font-face style:name="serif" svg:font-family="serif"/>
    <style:font-face style:name="Symbol" svg:font-family="Symbol" style:font-pitch="variable"/>
    <style:font-face style:name="Tahoma"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ab-stops>
          <style:tab-stop style:position="1.27cm"/>
        </style:tab-stops>
      </style:paragraph-properties>
    </style:style>
    <style:style style:name="P3" style:family="paragraph" style:parent-style-name="Standard">
      <style:paragraph-properties fo:margin-left="0.635cm" fo:margin-right="0cm" fo:text-indent="0cm" style:auto-text-indent="false">
        <style:tab-stops>
          <style:tab-stop style:position="1.27cm"/>
        </style:tab-stops>
      </style:paragraph-properties>
    </style:style>
    <style:style style:name="P4" style:family="paragraph" style:parent-style-name="Text_20_body">
      <style:paragraph-properties>
        <style:tab-stops>
          <style:tab-stop style:position="1.27cm"/>
        </style:tab-stops>
      </style:paragraph-properties>
      <style:text-properties fo:font-weight="bold" officeooo:paragraph-rsid="0013e9c3" style:font-weight-asian="bold" style:font-weight-complex="bold"/>
    </style:style>
    <style:style style:name="P5" style:family="paragraph" style:parent-style-name="Text_20_body">
      <style:text-properties fo:font-weight="bold" officeooo:paragraph-rsid="0013e9c3" style:font-weight-asian="bold" style:font-weight-complex="bold"/>
    </style:style>
    <style:style style:name="P6" style:family="paragraph" style:parent-style-name="Text_20_body">
      <style:text-properties officeooo:rsid="0013e9c3" officeooo:paragraph-rsid="0013e9c3"/>
    </style:style>
    <style:style style:name="P7" style:family="paragraph" style:parent-style-name="Text_20_body">
      <style:paragraph-properties>
        <style:tab-stops>
          <style:tab-stop style:position="1.27cm"/>
        </style:tab-stops>
      </style:paragraph-properties>
    </style:style>
    <style:style style:name="P8" style:family="paragraph" style:parent-style-name="Text_20_body">
      <style:paragraph-properties>
        <style:tab-stops>
          <style:tab-stop style:position="1.27cm"/>
        </style:tab-stops>
      </style:paragraph-properties>
      <style:text-properties officeooo:rsid="001944f6" officeooo:paragraph-rsid="001944f6"/>
    </style:style>
    <style:style style:name="P9" style:family="paragraph" style:parent-style-name="Text_20_body">
      <style:text-properties officeooo:paragraph-rsid="001fd4c0"/>
    </style:style>
    <style:style style:name="P10" style:family="paragraph" style:parent-style-name="Standard" style:list-style-name="WW8Num7">
      <style:paragraph-properties>
        <style:tab-stops>
          <style:tab-stop style:position="1.27cm"/>
        </style:tab-stops>
      </style:paragraph-properties>
    </style:style>
    <style:style style:name="P11" style:family="paragraph" style:parent-style-name="Standard" style:list-style-name="WW8Num4">
      <style:paragraph-properties>
        <style:tab-stops>
          <style:tab-stop style:position="1.27cm"/>
        </style:tab-stops>
      </style:paragraph-properties>
      <style:text-properties officeooo:paragraph-rsid="0013e9c3"/>
    </style:style>
    <style:style style:name="P12" style:family="paragraph" style:parent-style-name="Standard" style:list-style-name="WW8Num13">
      <style:paragraph-properties>
        <style:tab-stops>
          <style:tab-stop style:position="1.27cm"/>
        </style:tab-stops>
      </style:paragraph-properties>
    </style:style>
    <style:style style:name="P13" style:family="paragraph" style:parent-style-name="Standard" style:list-style-name="WW8Num14">
      <style:paragraph-properties>
        <style:tab-stops>
          <style:tab-stop style:position="1.27cm"/>
        </style:tab-stops>
      </style:paragraph-properties>
    </style:style>
    <style:style style:name="P14" style:family="paragraph" style:parent-style-name="Standard" style:list-style-name="WW8Num7">
      <style:paragraph-properties>
        <style:tab-stops>
          <style:tab-stop style:position="1.27cm"/>
        </style:tab-stops>
      </style:paragraph-properties>
      <style:text-properties officeooo:rsid="001c89a6" officeooo:paragraph-rsid="001c89a6"/>
    </style:style>
    <style:style style:name="P15" style:family="paragraph" style:parent-style-name="Standard" style:list-style-name="WW8Num13">
      <style:text-properties style:font-name="Times New Roman1" fo:font-size="10pt"/>
    </style:style>
    <style:style style:name="P16" style:family="paragraph" style:parent-style-name="Text_20_body" style:list-style-name="WW8Num5">
      <style:paragraph-properties>
        <style:tab-stops>
          <style:tab-stop style:position="1.27cm"/>
        </style:tab-stops>
      </style:paragraph-properties>
    </style:style>
    <style:style style:name="P17" style:family="paragraph" style:parent-style-name="Text_20_body" style:list-style-name="WW8Num6">
      <style:paragraph-properties>
        <style:tab-stops>
          <style:tab-stop style:position="1.27cm"/>
        </style:tab-stops>
      </style:paragraph-properties>
    </style:style>
    <style:style style:name="P18" style:family="paragraph" style:parent-style-name="Text_20_body" style:list-style-name="WW8Num8">
      <style:paragraph-properties>
        <style:tab-stops>
          <style:tab-stop style:position="1.27cm"/>
        </style:tab-stops>
      </style:paragraph-properties>
    </style:style>
    <style:style style:name="P19" style:family="paragraph" style:parent-style-name="Text_20_body" style:list-style-name="WW8Num9">
      <style:paragraph-properties>
        <style:tab-stops>
          <style:tab-stop style:position="1.27cm"/>
        </style:tab-stops>
      </style:paragraph-properties>
    </style:style>
    <style:style style:name="P20" style:family="paragraph" style:parent-style-name="Text_20_body" style:list-style-name="WW8Num10">
      <style:paragraph-properties>
        <style:tab-stops>
          <style:tab-stop style:position="1.27cm"/>
        </style:tab-stops>
      </style:paragraph-properties>
    </style:style>
    <style:style style:name="P21" style:family="paragraph" style:parent-style-name="Text_20_body" style:list-style-name="WW8Num11">
      <style:paragraph-properties>
        <style:tab-stops>
          <style:tab-stop style:position="1.27cm"/>
        </style:tab-stops>
      </style:paragraph-properties>
    </style:style>
    <style:style style:name="P22" style:family="paragraph" style:parent-style-name="Text_20_body" style:list-style-name="WW8Num12">
      <style:paragraph-properties>
        <style:tab-stops>
          <style:tab-stop style:position="1.27cm"/>
        </style:tab-stops>
      </style:paragraph-properties>
    </style:style>
    <style:style style:name="P23" style:family="paragraph" style:parent-style-name="Text_20_body" style:list-style-name="WW8Num14">
      <style:paragraph-properties>
        <style:tab-stops>
          <style:tab-stop style:position="1.27cm"/>
        </style:tab-stops>
      </style:paragraph-properties>
    </style:style>
    <style:style style:name="P24" style:family="paragraph" style:parent-style-name="Text_20_body" style:list-style-name="WW8Num7"/>
    <style:style style:name="P25" style:family="paragraph" style:parent-style-name="Text_20_body" style:list-style-name="WW8Num4"/>
    <style:style style:name="P26" style:family="paragraph" style:parent-style-name="Text_20_body">
      <style:paragraph-properties fo:text-align="start" style:justify-single-word="false"/>
      <style:text-properties officeooo:rsid="002d0e81" officeooo:paragraph-rsid="002d0e81"/>
    </style:style>
    <style:style style:name="P27" style:family="paragraph" style:parent-style-name="Heading_20_1">
      <style:text-properties officeooo:rsid="002d0e81" officeooo:paragraph-rsid="002d0e81"/>
    </style:style>
    <style:style style:name="P28" style:family="paragraph" style:parent-style-name="OrgSubtitle" style:master-page-name="Standard">
      <style:paragraph-properties style:page-number="auto"/>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ize-asian="10pt" style:font-style-asian="italic" style:font-size-complex="10pt" style:font-style-complex="italic"/>
    </style:style>
    <style:style style:name="T5" style:family="text">
      <style:text-properties fo:font-weight="bold" style:font-weight-asian="bold" style:font-weight-complex="bold"/>
    </style:style>
    <style:style style:name="T6" style:family="text">
      <style:text-properties officeooo:rsid="0013e9c3"/>
    </style:style>
    <style:style style:name="T7" style:family="text">
      <style:text-properties officeooo:rsid="00158d17"/>
    </style:style>
    <style:style style:name="T8" style:family="text">
      <style:text-properties officeooo:rsid="00162b57"/>
    </style:style>
    <style:style style:name="T9" style:family="text">
      <style:text-properties officeooo:rsid="001944f6"/>
    </style:style>
    <style:style style:name="T10" style:family="text">
      <style:text-properties officeooo:rsid="001bd80e"/>
    </style:style>
    <style:style style:name="T11" style:family="text">
      <style:text-properties officeooo:rsid="001c2980"/>
    </style:style>
    <style:style style:name="T12" style:family="text">
      <style:text-properties fo:font-style="normal" style:font-style-asian="normal" style:font-style-complex="normal"/>
    </style:style>
    <style:style style:name="T13" style:family="text">
      <style:text-properties fo:font-style="normal" officeooo:rsid="002d6fac" style:font-style-asian="normal" style:font-style-complex="normal"/>
    </style:style>
    <style:style style:name="T14" style:family="text">
      <style:text-properties fo:font-style="normal" officeooo:rsid="002df0cc" style:font-style-asian="normal" style:font-style-complex="normal"/>
    </style:style>
    <style:style style:name="T15" style:family="text">
      <style:text-properties fo:font-style="normal" officeooo:rsid="0027a2a4" style:font-size-asian="10pt" style:font-style-asian="normal" style:font-size-complex="10pt" style:font-style-complex="normal"/>
    </style:style>
    <style:style style:name="T16" style:family="text">
      <style:text-properties officeooo:rsid="001fd4c0"/>
    </style:style>
    <style:style style:name="T17" style:family="text">
      <style:text-properties style:font-name="serif" fo:font-size="10.5pt" fo:font-style="italic" style:font-size-asian="10pt" style:font-style-asian="italic" style:font-size-complex="10pt" style:font-style-complex="italic"/>
    </style:style>
    <style:style style:name="T18" style:family="text">
      <style:text-properties style:font-size-asian="10pt" style:font-size-complex="10pt"/>
    </style:style>
    <style:style style:name="T19" style:family="text">
      <style:text-properties officeooo:rsid="0027a2a4" style:font-size-asian="10pt" style:font-size-complex="10pt"/>
    </style:style>
    <style:style style:name="T20" style:family="text">
      <style:text-properties officeooo:rsid="002b5c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NF 1501: <text:span text:style-name="T7">Culture</text:span> and <text:span text:style-name="T7">Technology</text:span> I</text:p>
      <text:p text:style-name="OrgSubtitle"><text:tab/></text:p>
      <text:p text:style-name="Text_20_body">Instructors: Matt Price</text:p>
      <text:p text:style-name="Text_20_body">Meetings: Robarts 1150, <text:span text:style-name="T8">Mon 18:00-21:30</text:span></text:p>
      <text:p text:style-name="Text_20_body">Email: <text:a xlink:type="simple" xlink:href="mailto:matt.price@utoronto.ca" text:style-name="Internet_20_link" text:visited-style-name="Visited_20_Internet_20_Link"><text:span text:style-name="Internet_20_link">matt.price@utoronto.ca</text:span></text:a></text:p>
      <text:p text:style-name="P6">Office Hours: Tuesday 1:00-2:30 SS3077 </text:p>
      <text:p text:style-name="Text_20_body"/>
      <text:list xml:id="list2109571663871221412" text:style-name="WW8Num2">
        <text:list-item>
          <text:h text:style-name="Heading_20_1" text:outline-level="1"><text:bookmark-start text:name="OrgXref.sec-2"/><text:bookmark text:name="sec-2"/>Overview <text:bookmark-end text:name="OrgXref.sec-2"/></text:h>
        </text:list-item>
      </text:list>
      <text:p text:style-name="Text_20_body">The course is an introduction to some of the main approaches to understanding and intervening in the culture-technology nexus. <text:span text:style-name="T10">It is intended primarily as an orientation for students in the Culture &amp; Technology stream of the Masters of Information program, but provides knowledge and skills to any graduate student exploring Science &amp; Technology Studies, Critical Media Studies, or the Digital Hmanities.</text:span> In the first part of the course, we explore some of the diverse approaches that have been brought to bear on this rich and densely-populated intersection: philosophical, sociological, anthropological, historical, literary, etc. In the second part, we turn to a series of thematics with broad resonance for students interested specifically in <text:span text:style-name="Emphasis">information</text:span> technologies. Throughout, our goals will be: </text:p>
      <text:list xml:id="list536229121584883542" text:style-name="WW8Num5">
        <text:list-item>
          <text:p text:style-name="P16">to challenge received conceptions of the objects of study (science, technology, culture, information) and consider how the readings help us to come to more nuanced, complex, and effective understandings; </text:p>
        </text:list-item>
        <text:list-item>
          <text:p text:style-name="P16">to acquire a rough map of the theoretical and methodological approaches that converge on "Technology and Culture", and understand how different approaches reinforce, complement, and contradict each other; </text:p>
        </text:list-item>
        <text:list-item>
          <text:p text:style-name="P16">to ask how these analyses can be used as tools to intervene effectively in debates about the appropriate relationship between cultural and technological artifacts in the information age. </text:p>
        </text:list-item>
      </text:list>
      <text:list xml:id="list230848136567108" text:continue-list="list2109571663871221412" text:style-name="WW8Num2">
        <text:list-item>
          <text:h text:style-name="Heading_20_1" text:outline-level="1"><text:bookmark-start text:name="OrgXref.sec-3"/><text:bookmark text:name="sec-3"/>Class Structure <text:bookmark-end text:name="OrgXref.sec-3"/></text:h>
        </text:list-item>
      </text:list>
      <text:p text:style-name="P9">This course is structured as a <text:span text:style-name="Emphasis">graduate seminar</text:span>. <text:span text:style-name="T16">I will open each class with a discussion of the course texts and their background; this “lecture” should never last more than an hour. </text:span><text:s/><text:span text:style-name="T16">The ensuing discussion </text:span>will generally last approximately <text:span text:style-name="T16">one more</text:span> hour, <text:span text:style-name="T16">and </text:span>you will be expected to participate actively. <text:s/><text:span text:style-name="T16">Each week approximately three of you will be assigned to help lead the discussion by identifying themes and questions from the text. This is not a formal class presentation, but a way to practice stepping up and taking a leadership role in a group setting; it will be marked as part of your participation grade.</text:span></text:p>
      <text:p text:style-name="P9"/>
      <text:p text:style-name="P9"><text:s/>The final hour <text:span text:style-name="T6">or so</text:span> of class time will be devoted to group <text:span text:style-name="T6">work, usually bearing directly</text:span> on the "Implosion Project" – around which most of your graded work will be based, and about which you will find a great deal more detail in the assignment document. </text:p>
      <text:p text:style-name="P9"/>
      <text:p text:style-name="Text_20_body">At their best, seminars are among the most effective types of classroom environment, but they depend greatly on the engagement and commitment of the students involved. Your active, probing, questioning participation is essential to the class. In past years some students have developed a rich and compelling panoply of tools for understanding these phenomena – while others have sleepwalked their way through class and come out with very little. If you can't bring your best game to class, graduate studies may not be the appropriate option for you. </text:p>
      <text:list xml:id="list230848290699541" text:continue-numbering="true" text:style-name="WW8Num2">
        <text:list-item>
          <text:h text:style-name="Heading_20_1" text:outline-level="1">Marking</text:h>
        </text:list-item>
      </text:list>
      <text:p text:style-name="Text_20_body">This course has one assignment with many parts (see the handout), with a balance of 1<text:span text:style-name="T16">5</text:span>% based on your participation. <text:s/>A quick word about Pass/Fail assignments: if you hand in the pass/fail assignments, your final grade will be the weighted average of your graded assignments. <text:s/>If, however, you fail to hand in one of more of the Pass/Fail assignments, then the full worth of those assignments (up to 20%) will be <text:span text:style-name="T3">deducted from your grade.</text:span> <text:s/>Therefore: please hand them in. <text:s/></text:p>
      <text:list xml:id="list230848045081717" text:continue-numbering="true" text:style-name="WW8Num2">
        <text:list-item>
          <text:h text:style-name="P27" text:outline-level="1">Learning Outcomes</text:h>
        </text:list-item>
      </text:list>
      <text:p text:style-name="P26">Students in the MI program should familiarize themselves with the <text:a xlink:type="simple" xlink:href="http://current.ischool.utoronto.ca/studies/learning-outcomes" text:style-name="Internet_20_link" text:visited-style-name="Visited_20_Internet_20_Link">MI program outcomes</text:a>. As a core course in the Culture &amp; Technology stream, this course aligns with all of those outcomes. We are particularly concerned with <text:span text:style-name="T3">becoming conversant with fundamental concepts, theories, and practices</text:span><text:span text:style-name="T12"> in the social and cultural studies of technology. This includes basic </text:span><text:soft-page-break/><text:span text:style-name="T12">familiarity with core concepts in STS, Media Studies, and cultural Studies. The course assignment is intended to help you </text:span><text:span text:style-name="T13">cultivate</text:span><text:span text:style-name="T14">\</text:span><text:span text:style-name="T12"> </text:span><text:span text:style-name="T3">a wide variety of research skills</text:span><text:span text:style-name="T12"> and to begin the process of understanding yourself as an active participant in the intellectual conversations around information technology and its relationship to culture(s). <text:s/>In conjunction with the C&amp;T stream’s other core courses, this class should provide a solid foundation for future professional and intellectual development in the broad spectrum of careers at the intersection of culture and information technology. <text:s/></text:span></text:p>
      <text:list xml:id="list230848140750261" text:continue-numbering="true" text:style-name="WW8Num2">
        <text:list-item>
          <text:h text:style-name="Heading_20_1" text:outline-level="1"><text:bookmark-start text:name="OrgXref.sec-4"/><text:bookmark text:name="sec-4"/>Course Texts <text:bookmark-end text:name="OrgXref.sec-4"/></text:h>
        </text:list-item>
      </text:list>
      <text:p text:style-name="Text_20_body">You should own the following texts, though copies are also on reserve at the Inforum: <text:s/></text:p>
      <text:list xml:id="list3968087604090209840" text:style-name="WW8Num6">
        <text:list-item>
          <text:p text:style-name="P17">Bruno Latour, <text:span text:style-name="Emphasis">We Have Never Been Modern</text:span> </text:p>
        </text:list-item>
        <text:list-item>
          <text:p text:style-name="P17">Lucy Suchman, <text:span text:style-name="Emphasis">Human-Machine Reconfigurations</text:span> </text:p>
        </text:list-item>
      </text:list>
      <text:p text:style-name="Text_20_body">We also read parts of a number of books you may want to own for yourself: Jonathan Sterne's <text:span text:style-name="Emphasis">MP3</text:span>; Gillespie, Boczkowski, and Foot's <text:span text:style-name="Emphasis">Media Technologies</text:span>; and N. Katherine Hayle's <text:span text:style-name="Emphasis">How We Became Posthuman</text:span>. Finally, Sergio Sismondo's <text:span text:style-name="Emphasis">An Introduction to Science and Technology Studies</text:span> offers helpful background on many of the texts and theoretical positions you will encounter in the course; if you find yourself wanting more context, you will find it a thorough and thoughtful field guide. </text:p>
      <text:list xml:id="list230848153777487" text:continue-list="list230848140750261" text:style-name="WW8Num2">
        <text:list-item>
          <text:h text:style-name="Heading_20_1" text:outline-level="1"><text:bookmark-start text:name="OrgXref.sec-5"/><text:bookmark text:name="sec-5"/>Outline <text:bookmark-end text:name="OrgXref.sec-5"/><text:s/></text:h>
        </text:list-item>
      </text:list>
      <text:list xml:id="list6566430093084651241" text:style-name="WW8Num3">
        <text:list-item>
          <text:h text:style-name="Heading_20_2" text:outline-level="2"><text:bookmark-start text:name="OrgXref.sec-5-1"/><text:bookmark text:name="sec-5-1"/>Intro <text:bookmark-end text:name="OrgXref.sec-5-1"/>(Sept. 1<text:span text:style-name="T9">2</text:span>)</text:h>
        </text:list-item>
      </text:list>
      <text:p text:style-name="Text_20_body"/>
      <text:list xml:id="list230847816835159" text:continue-numbering="true" text:style-name="WW8Num3">
        <text:list-item>
          <text:h text:style-name="Heading_20_2" text:outline-level="2"><text:span text:style-name="T11">What are Technology and Culture?</text:span> (Sept. <text:span text:style-name="T9">19</text:span>)</text:h>
        </text:list-item>
      </text:list>
      <text:list xml:id="list2843533152347798997" text:style-name="WW8Num7">
        <text:list-item>
          <text:p text:style-name="P24">Langdon Winner, "Technologies as forms of Life", in <text:span text:style-name="Emphasis">The Whale and the Reactor</text:span>. </text:p>
        </text:list-item>
        <text:list-item>
          <text:p text:style-name="P10">Illich, Ivan. <text:span text:style-name="T1">Tools for Conviviality</text:span>. New York,Harper &amp; Row. 1973. <text:span text:style-name="T6">Ch. 2.</text:span></text:p>
        </text:list-item>
        <text:list-item>
          <text:p text:style-name="P14">Geertz, Clifford. “Thick Description”, in <text:span text:style-name="T3">The Interpretation of Cultures</text:span><text:span text:style-name="T12">. New York: Basic books, 1973. 3-30.</text:span></text:p>
        </text:list-item>
      </text:list>
      <text:list xml:id="list230848111043743" text:continue-list="list230847816835159" text:style-name="WW8Num3">
        <text:list-item>
          <text:h text:style-name="Heading_20_2" text:outline-level="2"><text:bookmark-start text:name="OrgXref.sec-5-2"/><text:bookmark text:name="sec-5-2"/>Paradigms, Structures, Worlds of Difference <text:bookmark-end text:name="OrgXref.sec-5-2"/>(<text:span text:style-name="T9">Sept. 26</text:span>)</text:h>
        </text:list-item>
      </text:list>
      <text:list xml:id="list4592588168238486551" text:style-name="WW8Num4">
        <text:list-item>
          <text:p text:style-name="P25">Kuhn, <text:span text:style-name="Emphasis">Structure of Scientific Revolutions</text:span> ch. 3-5, <text:s/>Postscript</text:p>
        </text:list-item>
        <text:list-item>
          <text:p text:style-name="P11">Pinch, Trevor J., and Wiebe E. Bijker. “The Social Construction of Facts and Artifacts: Or How the Sociology of Technology can Learn from the Sociology of Science.” <text:span text:style-name="T2">The Social Construction of Technological Systems: New Directions in the Sociology and History of Technology. </text:span>1987. 17-51.<text:bookmark-start text:name="OrgXref.sec-5-3"/></text:p>
        </text:list-item>
      </text:list>
      <text:list xml:id="list230848175394654" text:continue-list="list230848111043743" text:style-name="WW8Num3">
        <text:list-item>
          <text:h text:style-name="Heading_20_2" text:outline-level="2"><text:bookmark-end text:name="OrgXref.sec-5-3"/><text:bookmark text:name="sec-5-4"/><text:bookmark-start text:name="OrgXref.sec-5-4"/>Beyond "Society" <text:bookmark-end text:name="OrgXref.sec-5-4"/>(Oct. <text:span text:style-name="T9">3</text:span>)</text:h>
        </text:list-item>
      </text:list>
      <text:list xml:id="list6455290218899684159" text:style-name="WW8Num8">
        <text:list-item>
          <text:p text:style-name="P18">Latour, <text:span text:style-name="Emphasis">We Have Never Been Modern</text:span> (<text:span text:style-name="T20">pp. 1-67, also consider looking at Ch 4 &amp; 5</text:span>) </text:p>
        </text:list-item>
      </text:list>
      <text:p text:style-name="P7"/>
      <text:p text:style-name="P8">No class Oct. 10 (Thanksgiving!)</text:p>
      <text:list xml:id="list230848052552739" text:continue-list="list230848175394654" text:style-name="WW8Num3">
        <text:list-item>
          <text:h text:style-name="Heading_20_2" text:outline-level="2"><text:bookmark-start text:name="OrgXref.sec-5-5"/><text:bookmark text:name="sec-5-5"/>Engaging "Culture" <text:bookmark-end text:name="OrgXref.sec-5-5"/>(Oct. 1<text:span text:style-name="T9">7</text:span>)</text:h>
        </text:list-item>
      </text:list>
      <text:list xml:id="list2156881342136668341" text:style-name="WW8Num9">
        <text:list-item>
          <text:p text:style-name="P19">Maureen McNeil, “Feminist Cultural Studies of Science and Technology: Roots and Routes” in <text:span text:style-name="T2">Feminist Cultural Studies of Science and Technology</text:span>. New York: Routledge, 2007. <text:s/>11-24</text:p>
        </text:list-item>
        <text:list-item>
          <text:p text:style-name="P19">Donna Haraway, “Situated Knowledges: The Science Question in Feminism and the Privilege of Partial Perspective”. <text:s/><text:span text:style-name="T3">Feminist Studies</text:span> 14:3 (1988) 575-599. <text:s/></text:p>
        </text:list-item>
        <text:list-item>
          <text:p text:style-name="P19">Eglash, Ron. “Appropriating Technology: An Introduction.” In <text:span text:style-name="T2">Appropriating Technology: Vernacular Science and Social Power</text:span>, by Eglash, Ron, vii–xxi, 2004. <text:a xlink:type="simple" xlink:href="http://homepages.rpi.edu/~eglash/eglash.dir/at/intro.pdf" text:style-name="Internet_20_link" text:visited-style-name="Visited_20_Internet_20_Link"><text:span text:style-name="Internet_20_link">http://homepages.rpi.edu/~eglash/eglash.dir/at/intro.pdf</text:span></text:a><text:span text:style-name="Internet_20_link"> </text:span></text:p>
        </text:list-item>
      </text:list>
      <text:list xml:id="list230848977988715" text:continue-list="list230848052552739" text:style-name="WW8Num3">
        <text:list-item>
          <text:h text:style-name="Heading_20_2" text:outline-level="2"><text:bookmark-start text:name="OrgXref.sec-5-6"/><text:bookmark text:name="sec-5-6"/>Materialisms <text:bookmark-end text:name="OrgXref.sec-5-6"/>(<text:span text:style-name="T6">Oct. 24</text:span>)</text:h>
        </text:list-item>
      </text:list>
      <text:list xml:id="list9041811011962748643" text:style-name="WW8Num10">
        <text:list-item>
          <text:p text:style-name="P20">Laet, Marianne de, and Annemarie Mol. 2000. “The Zimbabwe Bush Pump: Mechanics of a Fluid Technology.” <text:span text:style-name="T3">Social Studies of Science</text:span> 30 (2): 225–63. doi:10.2307/285835.</text:p>
        </text:list-item>
        <text:list-item>
          <text:p text:style-name="P20">Sterne, "What do we want? Materiality. When do we want it? Now!" <text:s/>in Boczkowski, Pablo J., Kirsten A. Foot, and Tarleton Gillespie, eds. <text:span text:style-name="T2">Media Technologies : Essays on Communication, Materiality, and Society</text:span>. Cambridge, MA: The MIT Press, 2014. 119-128.</text:p>
        </text:list-item>
      </text:list>
      <text:list xml:id="list230849188578771" text:continue-list="list230848977988715" text:style-name="WW8Num3">
        <text:list-item>
          <text:h text:style-name="Heading_20_2" text:outline-level="2"><text:bookmark-start text:name="OrgXref.sec-5-8"/><text:bookmark text:name="sec-5-8"/>An Information Age <text:bookmark-end text:name="OrgXref.sec-5-8"/>(Oct. <text:span text:style-name="T9">31</text:span>)</text:h>
        </text:list-item>
      </text:list>
      <text:list xml:id="list2408269605990602655" text:style-name="WW8Num11">
        <text:list-item>
          <text:p text:style-name="P21">N. Katherine Hayles, <text:span text:style-name="Emphasis">How We Became Posthuman</text:span> ch <text:span text:style-name="T20">1</text:span>,4. </text:p>
        </text:list-item>
        <text:list-item>
          <text:p text:style-name="P21">Wiener, "Human Use of Human Beings", Ch 1-2 of second edition.</text:p>
        </text:list-item>
      </text:list>
      <text:list xml:id="list230849003124417" text:continue-list="list230849188578771" text:style-name="WW8Num3">
        <text:list-item>
          <text:h text:style-name="Heading_20_2" text:outline-level="2"><text:bookmark-start text:name="OrgXref.sec-5-7"/><text:bookmark text:name="sec-5-7"/><text:soft-page-break/>Interactions <text:bookmark-end text:name="OrgXref.sec-5-7"/>(<text:span text:style-name="T6">Nov. 7</text:span>)</text:h>
        </text:list-item>
      </text:list>
      <text:list xml:id="list4822375078850212477" text:style-name="WW8Num12">
        <text:list-item>
          <text:p text:style-name="P22">Suchman, <text:span text:style-name="Emphasis">Human-Machine Reconfigurations</text:span> <text:s/>(Ch 1-5, 11, 15)</text:p>
        </text:list-item>
      </text:list>
      <text:p text:style-name="P5"/>
      <text:p text:style-name="P4">READING WEEK – NO CLASS NOV. 1<text:span text:style-name="T9">4</text:span>!</text:p>
      <text:list xml:id="list230849051515393" text:continue-list="list230849003124417" text:style-name="WW8Num3">
        <text:list-item>
          <text:h text:style-name="Heading_20_2" text:outline-level="2"><text:bookmark-start text:name="OrgXref.sec-5-9"/><text:bookmark text:name="sec-5-9"/>Infrastructures <text:bookmark-end text:name="OrgXref.sec-5-9"/>(Nov. <text:span text:style-name="T9">21</text:span>)</text:h>
        </text:list-item>
      </text:list>
      <text:list xml:id="list267219562518437837" text:style-name="WW8Num13">
        <text:list-item>
          <text:p text:style-name="P12">Harvey, Penny, and Hannah Knox. “The Enchantments of Infrastructure.” <text:span text:style-name="T2">Mobilities</text:span> 7, no. 4 (2012): 521–36. doi:10.1080/17450101.2012.718935. </text:p>
        </text:list-item>
        <text:list-item>
          <text:p text:style-name="P15"><text:span text:style-name="T19">Bowker et al., “Toward Information Infrastructures”, in </text:span><text:span text:style-name="T18">. Hunsinger et al. (eds.),</text:span><text:span text:style-name="T4">International Handbook of Internet Research</text:span><text:span text:style-name="T17">. </text:span><text:span text:style-name="T15">Springer: 2010.</text:span></text:p>
        </text:list-item>
      </text:list>
      <text:list xml:id="list230849353444201" text:continue-list="list230849051515393" text:style-name="WW8Num3">
        <text:list-item>
          <text:h text:style-name="Heading_20_2" text:outline-level="2"><text:bookmark-start text:name="OrgXref.sec-5-10"/><text:bookmark text:name="sec-5-10"/>Codecs <text:bookmark-end text:name="OrgXref.sec-5-10"/>(Nov. 2<text:span text:style-name="T9">8</text:span>)<text:span text:style-name="T5"> <text:s/></text:span></text:h>
        </text:list-item>
      </text:list>
      <text:list xml:id="list230848702556031" text:continue-list="list267219562518437837" text:style-name="WW8Num13">
        <text:list-item>
          <text:p text:style-name="P12"><text:s/>Jonathan Sterne, “Nature Builds No Telephones” in <text:s/><text:span text:style-name="T2">MP3 : The Meaning of a Format</text:span>. Durham: Duke University Press, 2012.</text:p>
        </text:list-item>
      </text:list>
      <text:list xml:id="list101664843650089762" text:style-name="WW8Num14">
        <text:list-item>
          <text:p text:style-name="P13">Jonathan Sterne. “The mp3 as Cultural Artifact.” <text:span text:style-name="T2">New Media and Society</text:span> 8, no. 5 (2006): 825–42.</text:p>
        </text:list-item>
        <text:list-item>
          <text:p text:style-name="P23">Adrian McKenzie, "Codecs" in <text:span text:style-name="Emphasis">Software Studies: A Lexicon</text:span> </text:p>
        </text:list-item>
      </text:list>
      <text:list xml:id="list230848530352600" text:continue-list="list230849353444201" text:style-name="WW8Num3">
        <text:list-item>
          <text:h text:style-name="Heading_20_2" text:outline-level="2"><text:bookmark-start text:name="OrgXref.sec-5-11"/><text:bookmark text:name="sec-5-11"/>Algorithms <text:bookmark-end text:name="OrgXref.sec-5-11"/>(<text:span text:style-name="T6">Dec. 5</text:span>)<text:span text:style-name="T5"> <text:s/></text:span></text:h>
        </text:list-item>
      </text:list>
      <text:list xml:id="list230848194852610" text:continue-list="list101664843650089762" text:style-name="WW8Num14">
        <text:list-item>
          <text:p text:style-name="P13">Gillespie, “The Relevance of Algorithms” in Boczkowski, Pablo J., Kirsten A. Foot, and Tarleton. Gillespie, eds. <text:span text:style-name="T2">Media Technologies : Essays on Communication, Materiality, and Society</text:span>. Cambridge, MA: The MIT Press, 2014.</text:p>
        </text:list-item>
        <text:list-item>
          <text:p text:style-name="P13">Amoore, Louise. “Algorithmic War: Everyday Geographies of the War on Terror.” <text:span text:style-name="T2">Antipode</text:span> 41, no. 1 (January 2009): 49–69. doi:10.1111/j.1467-8330.2008.00655.x.</text:p>
        </text:list-item>
        <text:list-item>
          <text:p text:style-name="P13">Sharkey &amp; Suchman. “Wishful Mnemonics and Autonomous Killing Machines.” <text:span text:style-name="T2">Proceedings of the AISB</text:span> 136 (May 2013): 14–22.</text:p>
        </text:list-item>
      </text:list>
      <text:p text:style-name="P2"/>
      <text:list xml:id="list230848316476357" text:continue-list="list230848530352600" text:style-name="WW8Num3">
        <text:list-item>
          <text:h text:style-name="Heading_20_2" text:outline-level="2"><text:bookmark-start text:name="OrgXref.sec-5-12"/><text:bookmark text:name="sec-5-12"/>Games <text:bookmark-end text:name="OrgXref.sec-5-12"/>(Dec. <text:span text:style-name="T9">12</text:span>)</text:h>
        </text:list-item>
      </text:list>
      <text:p text:style-name="P3">Grimes, Sara M., and Andrew Feenberg. 2009. “Rationalizing Play: A Critical Theory of Digital Gaming.” <text:span text:style-name="T3">The Information Society</text:span> 25 (2): 105–1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OpenSymbol" svg:font-family="OpenSymbol, 'Arial Unicode MS'"/>
    <style:font-face style:name="serif" svg:font-family="serif"/>
    <style:font-face style:name="Symbol" svg:font-family="Symbol" style:font-pitch="variable"/>
    <style:font-face style:name="Tahoma" svg:font-family="Tahoma" style:font-pitch="variable"/>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0pt" fo:language="en" fo:country="CA"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style>
    <style:style style:name="Text_20_body" style:display-name="Text body" style:family="paragraph" style:parent-style-name="Standard" style:class="text">
      <style:paragraph-properties fo:margin-top="0cm" fo:margin-bottom="0cm" loext:contextual-spacing="false"/>
    </style:style>
    <style:style style:name="List" style:family="paragraph" style:parent-style-name="Text_20_body" style:class="list">
      <style:text-properties style:font-name-complex="Tahoma" style:font-family-complex="Tahoma" style:font-pitch-complex="variable"/>
    </style:style>
    <style:style style:name="Caption" style:family="paragraph" style:parent-style-name="Standard" style:class="extra">
      <style:paragraph-properties fo:margin-top="0.212cm" fo:margin-bottom="0.212cm" loext:contextual-spacing="false"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font-pitch-complex="variable"/>
    </style:style>
    <style:style style:name="Heading_20_1" style:display-name="Heading 1" style:family="paragraph" style:parent-style-name="Heading" style:next-style-name="Text_20_body" style:default-outline-level="1" style:list-style-name="WW8Num2" style:class="text">
      <style:text-properties fo:font-size="14pt" fo:font-weight="bold"/>
    </style:style>
    <style:style style:name="Heading_20_2" style:display-name="Heading 2" style:family="paragraph" style:parent-style-name="Heading" style:next-style-name="Text_20_body" style:default-outline-level="2" style:list-style-name="WW8Num3" style:class="text">
      <style:paragraph-properties fo:margin-left="0cm" fo:margin-right="0cm" fo:margin-top="0.203cm" fo:margin-bottom="0cm" loext:contextual-spacing="false" fo:text-indent="0cm" style:auto-text-indent="false"/>
      <style:text-properties fo:font-size="12pt" fo:font-weight="bold"/>
    </style:style>
    <style:style style:name="Heading_20_3" style:display-name="Heading 3" style:family="paragraph" style:parent-style-name="Heading" style:next-style-name="Text_20_body" style:default-outline-level="3" style:list-style-name="WW8Num3" style:class="text"/>
    <style:style style:name="Heading_20_4" style:display-name="Heading 4" style:family="paragraph" style:parent-style-name="Heading" style:next-style-name="Text_20_body" style:default-outline-level="4" style:list-style-name="WW8Num3" style:class="text"/>
    <style:style style:name="Heading_20_5" style:display-name="Heading 5" style:family="paragraph" style:parent-style-name="Heading" style:next-style-name="Text_20_body" style:default-outline-level="5" style:list-style-name="WW8Num3" style:class="text"/>
    <style:style style:name="Heading_20_6" style:display-name="Heading 6" style:family="paragraph" style:parent-style-name="Heading" style:next-style-name="Text_20_body" style:default-outline-level="6" style:list-style-name="WW8Num3" style:class="text"/>
    <style:style style:name="Heading_20_7" style:display-name="Heading 7" style:family="paragraph" style:parent-style-name="Heading" style:next-style-name="Text_20_body" style:default-outline-level="7" style:list-style-name="WW8Num3" style:class="text"/>
    <style:style style:name="Heading_20_8" style:display-name="Heading 8" style:family="paragraph" style:parent-style-name="Heading" style:next-style-name="Text_20_body" style:default-outline-level="8" style:list-style-name="WW8Num3" style:class="text"/>
    <style:style style:name="Heading_20_9" style:display-name="Heading 9" style:family="paragraph" style:parent-style-name="Heading" style:next-style-name="Text_20_body" style:default-outline-level="9" style:list-style-name="WW8Num3" style:class="text"/>
    <style:style style:name="Heading_20_10" style:display-name="Heading 10" style:family="paragraph" style:parent-style-name="Heading" style:next-style-name="Text_20_body" style:list-style-name="WW8Num3" style:class="text"/>
    <style:style style:name="Heading_20_1.title" style:display-name="Heading 1.title" style:family="paragraph" style:parent-style-name="Heading_20_1" style:list-style-name="">
      <style:paragraph-properties fo:margin-left="0cm" fo:margin-right="0cm" fo:text-align="center" style:justify-single-word="false" fo:text-indent="0cm" style:auto-text-indent="false"/>
    </style:style>
    <style:style style:name="Title" style:family="paragraph" style:parent-style-name="Heading" style:next-style-name="Subtitle" style:class="chapter">
      <style:paragraph-properties fo:text-align="center" style:justify-single-word="false"/>
    </style:style>
    <style:style style:name="OrgTitle" style:family="paragraph" style:parent-style-name="Title">
      <style:paragraph-properties fo:margin-top="0cm" fo:margin-bottom="0cm" loext:contextual-spacing="false"/>
      <style:text-properties fo:font-size="24pt" style:font-size-asian="24pt"/>
    </style:style>
    <style:style style:name="Subtitle" style:family="paragraph" style:parent-style-name="Heading" style:next-style-name="Text_20_body" style:class="chapter">
      <style:paragraph-properties fo:text-align="center" style:justify-single-word="false"/>
    </style:style>
    <style:style style:name="OrgSubtitle" style:family="paragraph" style:parent-style-name="Subtitle">
      <style:paragraph-properties fo:margin-top="0cm" fo:margin-bottom="0cm" loext:contextual-spacing="false"/>
      <style:text-properties fo:font-size="20pt" style:font-size-asian="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Body_20_Text_20_First_20_Indent" style:display-name="Body Text First Indent" style:family="paragraph" style:parent-style-name="Text_20_body">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1cm"/>
        </style:tab-stops>
      </style:paragraph-properties>
    </style:style>
    <style:style style:name="Salutation_20__28_user_29_" style:display-name="Salutation (user)" style:family="paragraph" style:parent-style-name="Standard">
      <style:paragraph-properties text:number-lines="false" text:line-number="0"/>
    </style:style>
    <style:style style:name="TOA_20_Heading" style:display-name="TOA Heading" style:family="paragraph" style:parent-style-name="Heading">
      <style:paragraph-properties fo:margin-left="0cm" fo:margin-right="0cm" fo:text-indent="0cm" style:auto-text-indent="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style>
    <style:style style:name="OrgVerse" style:family="paragraph" style:parent-style-name="Preformatted_20_Text">
      <style:paragraph-properties fo:padding="0.035cm" fo:border="0.51pt solid #000000"/>
    </style:style>
    <style:style style:name="OrgFixedWidthBlock" style:family="paragraph" style:parent-style-name="Preformatted_20_Text">
      <style:paragraph-properties fo:padding="0.035cm" fo:border="0.51pt solid #000000"/>
    </style:style>
    <style:style style:name="OrgFixedWidthBlockLastLine" style:family="paragraph" style:parent-style-name="OrgFixedWidthBlock">
      <style:paragraph-properties fo:margin-top="0cm" fo:margin-bottom="0.21cm" loext:contextual-spacing="false"/>
    </style:style>
    <style:style style:name="OrgSrcBlockLastLine" style:family="paragraph">
      <style:paragraph-properties fo:margin-top="0cm" fo:margin-bottom="0.21cm" loext:contextual-spacing="false" fo:orphans="0" fo:widows="0" fo:hyphenation-ladder-count="no-limit"/>
      <style:text-properties style:use-window-font-color="true" style:font-name="Times New Roman" fo:font-family="'Times New Roman'" style:font-family-generic="roman" style:font-pitch="variable" fo:font-size="10pt" fo:language="en" fo:country="CA"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font-weight-asian="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style>
    <style:style style:name="Table" style:family="paragraph" style:parent-style-name="Caption" style:class="extra">
      <style:paragraph-properties fo:text-align="center" style:justify-single-word="false"/>
    </style:style>
    <style:style style:name="Listing" style:family="paragraph" style:parent-style-name="Caption">
      <style:paragraph-properties fo:margin-left="0cm" fo:margin-right="0cm" fo:text-indent="0cm" style:auto-text-indent="false" fo:keep-with-next="alway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12cm 0.012cm 0.012cm" fo:padding="0cm" fo:border-left="none" fo:border-right="none" fo:border-top="none" fo:border-bottom="1.05pt double #808080" text:number-lines="false" text:line-number="0"/>
      <style:text-properties fo:font-size="6pt" style:font-size-asian="6pt" style:font-size-complex="6pt"/>
    </style:style>
    <style:style style:name="OrgInlineTaskHeading" style:family="paragraph" style:parent-style-name="Caption" style:next-style-name="Text_20_body"/>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pitch="variable"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style:font-name-complex="Symbol" style:font-family-complex="Symbol" style:font-pitch-complex="variable"/>
    </style:style>
    <style:style style:name="WW8Num11z0" style:family="text">
      <style:text-properties style:font-name="Symbol" fo:font-family="Symbol" style:font-pitch="variable" style:font-name-complex="Symbol" style:font-family-complex="Symbol" style:font-pitch-complex="variable"/>
    </style:style>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style style:name="Citation" style:family="text">
      <style:text-properties fo:font-style="italic" style:font-style-asian="italic" style:font-style-complex="italic"/>
    </style:style>
    <style:style style:name="Example" style:family="text"/>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font-weight-asian="bold"/>
    </style:style>
    <style:style style:name="Numbering_20_Symbols" style:display-name="Numbering Symbols" style:family="text"/>
    <style:style style:name="Footnote_20_Symbol" style:display-name="Footnote Symbol" style:family="text"/>
    <style:style style:name="Footnote_20_Reference" style:display-name="Footnote Reference"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6666ff" style:font-size-asian="10.5pt"/>
    </style:style>
    <style:style style:name="Bullet_5f_20_5f_Symbols" style:display-name="Bullet_20_Symbols" style:family="text"/>
    <style:style style:name="Bullet_20_Symbols" style:display-name="Bullet Symbols" style:family="text"/>
    <style:style style:name="Visited_20_Internet_20_Link" style:display-name="Visited Internet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1501 Notes</dc:title>
    <meta:initial-creator>Matt Price</meta:initial-creator>
    <meta:creation-date>2015-09-15T09:41:00</meta:creation-date>
    <dc:date>2016-10-26T23:08:47.159483657</dc:date>
    <meta:print-date>2014-09-08T14:13:00</meta:print-date>
    <meta:editing-cycles>23</meta:editing-cycles>
    <meta:editing-duration>PT4H53M45S</meta:editing-duration>
    <meta:generator>LibreOffice/5.1.5.2$Linux_X86_64 LibreOffice_project/10m0$Build-2</meta:generator>
    <dc:creator>Matt Price</dc:creator>
    <meta:document-statistic meta:table-count="0" meta:image-count="0" meta:object-count="0" meta:page-count="3" meta:paragraph-count="63" meta:word-count="1330" meta:character-count="8602" meta:non-whitespace-character-count="7317"/>
  </office:meta>
</office:document-meta>
</file>